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35.0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8.35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19.88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9.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ext-properties style:font-name="Open Sans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Open Sans"/>
    </style:style>
    <style:style style:name="ce1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Open Sans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Default" style:data-style-name="N11"/>
    <style:style style:name="ce35" style:family="table-cell" style:parent-style-name="Default" style:data-style-name="N104"/>
    <style:style style:name="ce36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43" style:family="table-cell" style:parent-style-name="Default" style:data-style-name="N0"/>
    <style:style style:name="ce4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6" office:value-type="string" calcext:value-type="string">
            <text:p>Time Account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Sprint</text:p>
          </table:table-cell>
          <table:table-cell table:number-columns-repeated="1023"/>
        </table:table-row>
        <table:table-row table:style-name="ro2">
          <table:table-cell>
            <draw:frame table:end-cell-address="Report.F28" table:end-x="19.89mm" table:end-y="25.93mm" draw:z-index="0" draw:style-name="gr1" draw:text-style-name="P1" svg:width="152.82mm" svg:height="129.76mm" svg:x="1.51mm" svg:y="0.03mm">
              <draw:object draw:notify-on-update-of-ranges="pivot_sprints.A2:pivot_sprints.A17 pivot_sprints.B2:pivot_sprints.B17 pivot_sprints.C2:pivot_sprints.C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style-name="ce4" table:formula="of:=&quot;We spent on average &quot; &amp; ROUND([pivot_sprints.$F$4]; 2) &amp;  &quot; hours per sprint conforms to the usually intended 40 hours. The work, however, is not distributed equally over the sprints.&quot;" office:value-type="string" office:string-value="We spent on average 46.29 hours per sprint conforms to the usually intended 40 hours. The work, however, is not distributed equally over the sprints." calcext:value-type="string" table:number-columns-spanned="6" table:number-rows-spanned="2">
            <text:p>We spent on average 46.29 hours per sprint conforms to the usually intended 40 hours. The work, however, is not distributed equally over the sprints.</text:p>
          </table:table-cell>
          <table:covered-table-cell table:number-columns-repeated="5"/>
          <table:table-cell table:number-columns-repeated="1018"/>
        </table:table-row>
        <table:table-row table:style-name="ro5">
          <table:covered-table-cell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Component</text:p>
          </table:table-cell>
          <table:table-cell table:number-columns-repeated="1023"/>
        </table:table-row>
        <table:table-row table:style-name="ro2">
          <table:table-cell>
            <draw:frame table:end-cell-address="Report.F51" table:end-x="11.64mm" table:end-y="1.64mm" draw:z-index="2" draw:style-name="gr1" draw:text-style-name="P1" svg:width="146.07mm" svg:height="82.16mm" svg:x="0.01mm" svg:y="0.76mm">
              <draw:object draw:notify-on-update-of-ranges="pivot_components.A2:pivot_components.A7 pivot_components.B2:pivot_components.B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6">
          <table:table-cell table:style-name="ce4" office:value-type="string" calcext:value-type="string" table:number-columns-spanned="6" table:number-rows-spanned="1">
            <text:p>As intended, we spent the most time on the application. The management that includes sprint planning, standup and advisory meetings, as well as infrastructure tasks, took approximately a seventh of the projects time budget. We also spent a lot of time on the final submission document, as it is an essential part of the bachelor thesi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Estimated C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0" table:formula="of:=&quot;Using the hourly wage from the module Software Engineering 2, the total project costs would be &quot;&amp;TEXT(ROUND([pivot_components.D9];0); &quot;#'##0.00&quot;)&amp;&quot; CHF in practice.&quot;" office:value-type="string" office:string-value="Using the hourly wage from the module Software Engineering 2, the total project costs would be 66'408.00 CHF in practice." calcext:value-type="string" table:number-columns-spanned="6" table:number-rows-spanned="1">
            <text:p>Using the hourly wage from the module Software Engineering 2, the total project costs would be 66'408.00 CHF in practic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Person</text:p>
          </table:table-cell>
          <table:table-cell table:number-columns-repeated="1023"/>
        </table:table-row>
        <table:table-row table:style-name="ro2">
          <table:table-cell>
            <draw:frame table:end-cell-address="Report.F78" table:end-x="13.16mm" table:end-y="2.88mm" draw:z-index="1" draw:style-name="gr1" draw:text-style-name="P1" svg:width="147.6mm" svg:height="81.32mm" svg:x="0mm" svg:y="2.84mm">
              <draw:object draw:notify-on-update-of-ranges="pivot_users.A2:pivot_users.A3 pivot_users.B2:pivot_users.B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_sprints" table:style-name="ta1">
        <table:table-column table:style-name="co2" table:default-cell-style-name="ce23"/>
        <table:table-column table:style-name="co2" table:default-cell-style-name="ce27"/>
        <table:table-column table:style-name="co2" table:number-columns-repeated="4" table:default-cell-style-name="Default"/>
        <table:table-row table:style-name="ro2">
          <table:table-cell table:style-name="ce19" office:value-type="string" calcext:value-type="string">
            <text:p>Esprint</text:p>
          </table:table-cell>
          <table:table-cell table:style-name="ce25" office:value-type="string" calcext:value-type="string">
            <text:p>Sum - Hours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print <text:s/>1</text:p>
          </table:table-cell>
          <table:table-cell table:style-name="ce26" office:value-type="float" office:value="16.75" calcext:value-type="float">
            <text:p>16.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int <text:s/>2</text:p>
          </table:table-cell>
          <table:table-cell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3</text:p>
          </table:table-cell>
          <table:table-cell office:value-type="float" office:value="39.25" calcext:value-type="float">
            <text:p>39.2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Average:</text:p>
          </table:table-cell>
          <table:table-cell table:formula="of:=AVERAGE([.B2:.B17])" office:value-type="float" office:value="46.29375" calcext:value-type="float">
            <text:p>46.29375</text:p>
          </table:table-cell>
        </table:table-row>
        <table:table-row table:style-name="ro2">
          <table:table-cell office:value-type="string" calcext:value-type="string">
            <text:p>Sprint <text:s/>4</text:p>
          </table:table-cell>
          <table:table-cell office:value-type="float" office:value="44.75" calcext:value-type="float">
            <text:p>44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5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6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7</text:p>
          </table:table-cell>
          <table:table-cell office:value-type="float" office:value="66.45" calcext:value-type="float">
            <text:p>66.4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9</text:p>
          </table:table-cell>
          <table:table-cell office:value-type="float" office:value="24.5" calcext:value-type="float">
            <text:p>2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0</text:p>
          </table:table-cell>
          <table:table-cell office:value-type="float" office:value="67.25" calcext:value-type="float">
            <text:p>67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1</text:p>
          </table:table-cell>
          <table:table-cell office:value-type="float" office:value="18.75" calcext:value-type="float">
            <text:p>18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2</text:p>
          </table:table-cell>
          <table:table-cell office:value-type="float" office:value="43.75" calcext:value-type="float">
            <text:p>43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3</text:p>
          </table:table-cell>
          <table:table-cell office:value-type="float" office:value="48.5" calcext:value-type="float">
            <text:p>4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4</text:p>
          </table:table-cell>
          <table:table-cell office:value-type="float" office:value="76.75" calcext:value-type="float">
            <text:p>76.7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5</text:p>
          </table:table-cell>
          <table:table-cell office:value-type="float" office:value="72.25" calcext:value-type="float">
            <text:p>72.2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Presentation</text:p>
          </table:table-cell>
          <table:table-cell table:style-name="ce28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Total Result</text:p>
          </table:table-cell>
          <table:table-cell table:style-name="ce29" office:value-type="float" office:value="740.7" calcext:value-type="float">
            <text:p>740.7</text:p>
          </table:table-cell>
          <table:table-cell table:number-columns-repeated="4"/>
        </table:table-row>
      </table:table>
      <table:table table:name="pivot_components" table:style-name="ta1">
        <table:table-column table:style-name="co3" table:default-cell-style-name="ce23"/>
        <table:table-column table:style-name="co2" table:default-cell-style-name="ce27"/>
        <table:table-column table:style-name="co2" table:default-cell-style-name="ce34"/>
        <table:table-column table:style-name="co4" table:default-cell-style-name="ce35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2">
          <table:table-cell table:style-name="ce19" office:value-type="string" calcext:value-type="string">
            <text:p>Component</text:p>
          </table:table-cell>
          <table:table-cell table:style-name="ce25" office:value-type="string" calcext:value-type="string">
            <text:p>Sum - Hours</text:p>
          </table:table-cell>
          <table:table-cell table:style-name="Default"/>
          <table:table-cell table:style-name="Default" office:value-type="string" calcext:value-type="string">
            <text:p>Kosten</text:p>
          </table:table-cell>
          <table:table-cell/>
          <table:table-cell office:value-type="string" calcext:value-type="string">
            <text:p>Kosten pro Personentag </text:p>
          </table:table-cell>
          <table:table-cell table:style-name="ce35" office:value-type="currency" office:currency="CHF" office:value="690" calcext:value-type="currency">
            <text:p>CHF 690.00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Application</text:p>
          </table:table-cell>
          <table:table-cell table:style-name="ce26" office:value-type="float" office:value="423" calcext:value-type="float">
            <text:p>423</text:p>
          </table:table-cell>
          <table:table-cell table:formula="of:=[.B2]/[.$B$9]" office:value-type="percentage" office:value="0.549386323787259" calcext:value-type="percentage">
            <text:p>54.94%</text:p>
          </table:table-cell>
          <table:table-cell table:formula="of:=[.B2]*[.$G$2]" office:value-type="currency" office:currency="CHF" office:value="36483.75" calcext:value-type="currency">
            <text:p>CHF 36'483.75</text:p>
          </table:table-cell>
          <table:table-cell/>
          <table:table-cell office:value-type="string" calcext:value-type="string">
            <text:p>Kosten pro Arbeitsstunde</text:p>
          </table:table-cell>
          <table:table-cell table:style-name="ce35" table:formula="of:=[.G1]/8" office:value-type="currency" office:currency="CHF" office:value="86.25" calcext:value-type="currency">
            <text:p>CHF 86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Submission Document</text:p>
          </table:table-cell>
          <table:table-cell office:value-type="float" office:value="173.75" calcext:value-type="float">
            <text:p>173.75</text:p>
          </table:table-cell>
          <table:table-cell table:formula="of:=[.B3]/[.$B$9]" office:value-type="percentage" office:value="0.225664004156114" calcext:value-type="percentage">
            <text:p>22.57%</text:p>
          </table:table-cell>
          <table:table-cell table:formula="of:=[.B3]*[.$G$2]" office:value-type="currency" office:currency="CHF" office:value="14985.9375" calcext:value-type="currency">
            <text:p>CHF 14'985.94</text:p>
          </table:table-cell>
          <table:table-cell/>
          <table:table-cell table:style-name="ce36" office:value-type="string" calcext:value-type="string" table:number-columns-spanned="6" table:number-rows-spanned="1">
            <text:p>Quelle: SE2 aufwandschaetzung.pdf, F45, Dr. Daniel Kel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09.7" calcext:value-type="float">
            <text:p>109.7</text:p>
          </table:table-cell>
          <table:table-cell table:formula="of:=[.B4]/[.$B$9]" office:value-type="percentage" office:value="0.142476784206767" calcext:value-type="percentage">
            <text:p>14.25%</text:p>
          </table:table-cell>
          <table:table-cell table:formula="of:=[.B4]*[.$G$2]" office:value-type="currency" office:currency="CHF" office:value="9461.625" calcext:value-type="currency">
            <text:p>CHF 9'461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ster</text:p>
          </table:table-cell>
          <table:table-cell office:value-type="float" office:value="6.5" calcext:value-type="float">
            <text:p>6.5</text:p>
          </table:table-cell>
          <table:table-cell table:formula="of:=[.B5]/[.$B$9]" office:value-type="percentage" office:value="0.00844210663030067" calcext:value-type="percentage">
            <text:p>0.84%</text:p>
          </table:table-cell>
          <table:table-cell table:formula="of:=[.B5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float" office:value="50.5" calcext:value-type="float">
            <text:p>50.5</text:p>
          </table:table-cell>
          <table:table-cell table:formula="of:=[.B6]/[.$B$9]" office:value-type="percentage" office:value="0.065588674589259" calcext:value-type="percentage">
            <text:p>6.56%</text:p>
          </table:table-cell>
          <table:table-cell table:formula="of:=[.B6]*[.$G$2]" office:value-type="currency" office:currency="CHF" office:value="4355.625" calcext:value-type="currency">
            <text:p>CHF 4'355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Plan</text:p>
          </table:table-cell>
          <table:table-cell office:value-type="float" office:value="6.5" calcext:value-type="float">
            <text:p>6.5</text:p>
          </table:table-cell>
          <table:table-cell table:formula="of:=[.B7]/[.$B$9]" office:value-type="percentage" office:value="0.00844210663030067" calcext:value-type="percentage">
            <text:p>0.84%</text:p>
          </table:table-cell>
          <table:table-cell table:formula="of:=[.B7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empty)</text:p>
          </table:table-cell>
          <table:table-cell table:style-name="ce31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4" office:value-type="string" calcext:value-type="string">
            <text:p>Total Result</text:p>
          </table:table-cell>
          <table:table-cell table:style-name="ce29" office:value-type="float" office:value="769.95" calcext:value-type="float">
            <text:p>769.95</text:p>
          </table:table-cell>
          <table:table-cell table:style-name="Default"/>
          <table:table-cell table:formula="of:=SUM([.D2:.D7])" office:value-type="currency" office:currency="CHF" office:value="66408.1875" calcext:value-type="currency">
            <text:p>CHF 66'408.19</text:p>
          </table:table-cell>
          <table:table-cell table:number-columns-repeated="7"/>
        </table:table-row>
      </table:table>
      <table:table table:name="pivot_users" table:style-name="ta1">
        <table:table-column table:style-name="co2" table:default-cell-style-name="ce23"/>
        <table:table-column table:style-name="co2" table:default-cell-style-name="ce25"/>
        <table:table-row table:style-name="ro2">
          <table:table-cell table:style-name="ce19" office:value-type="string" calcext:value-type="string">
            <text:p>Full name</text:p>
          </table:table-cell>
          <table:table-cell office:value-type="string" calcext:value-type="string">
            <text:p>Sum - Hours</text:p>
          </table:table-cell>
        </table:table-row>
        <table:table-row table:style-name="ro2">
          <table:table-cell table:style-name="ce21" office:value-type="string" calcext:value-type="string">
            <text:p>Fabian Hauser</text:p>
          </table:table-cell>
          <table:table-cell table:style-name="ce26" office:value-type="float" office:value="384.7" calcext:value-type="float">
            <text:p>384.7</text:p>
          </table:table-cell>
        </table:table-row>
        <table:table-row table:style-name="ro2">
          <table:table-cell office:value-type="string" calcext:value-type="string">
            <text:p>Raphael Zimmermann</text:p>
          </table:table-cell>
          <table:table-cell table:style-name="ce27" office:value-type="float" office:value="385.25" calcext:value-type="float">
            <text:p>385.25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1"/>
        </table:table-row>
        <table:table-row table:style-name="ro2">
          <table:table-cell table:style-name="ce24" office:value-type="string" calcext:value-type="string">
            <text:p>Total Result</text:p>
          </table:table-cell>
          <table:table-cell table:style-name="ce29" office:value-type="float" office:value="769.95" calcext:value-type="float">
            <text:p>769.95</text:p>
          </table:table-cell>
        </table:table-row>
      </table:table>
      <table:table table:name="worklogs" table:style-name="ta1">
        <table:table-column table:style-name="co6" table:number-columns-repeated="3" table:default-cell-style-name="ce5"/>
        <table:table-column table:style-name="co6" table:default-cell-style-name="ce6"/>
        <table:table-column table:style-name="co6" table:number-columns-repeated="26" table:default-cell-style-name="ce5"/>
        <table:table-column table:style-name="co6" table:default-cell-style-name="ce43"/>
        <table:table-column table:style-name="co6" table:number-columns-repeated="993" table:default-cell-style-name="Default"/>
        <table:table-row table:style-name="ro8">
          <table:table-cell table:style-name="ce39" office:value-type="string" calcext:value-type="string">
            <text:p>Issue Key</text:p>
          </table:table-cell>
          <table:table-cell table:style-name="ce39" office:value-type="string" calcext:value-type="string">
            <text:p>Issue summary</text:p>
          </table:table-cell>
          <table:table-cell table:style-name="ce39" office:value-type="string" calcext:value-type="string">
            <text:p>Hours</text:p>
          </table:table-cell>
          <table:table-cell table:style-name="ce39" office:value-type="string" calcext:value-type="string">
            <text:p>Work date</text:p>
          </table:table-cell>
          <table:table-cell table:style-name="ce39" office:value-type="string" calcext:value-type="string">
            <text:p>Username</text:p>
          </table:table-cell>
          <table:table-cell table:style-name="ce39" office:value-type="string" calcext:value-type="string">
            <text:p>Full nam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Account Key</text:p>
          </table:table-cell>
          <table:table-cell table:style-name="ce39" office:value-type="string" calcext:value-type="string">
            <text:p>Account Name</text:p>
          </table:table-cell>
          <table:table-cell table:style-name="ce39" office:value-type="string" calcext:value-type="string">
            <text:p>Account Lead</text:p>
          </table:table-cell>
          <table:table-cell table:style-name="ce39" office:value-type="string" calcext:value-type="string">
            <text:p>Account Category</text:p>
          </table:table-cell>
          <table:table-cell table:style-name="ce39" office:value-type="string" calcext:value-type="string">
            <text:p>Account Customer</text:p>
          </table:table-cell>
          <table:table-cell table:style-name="ce39" office:value-type="string" calcext:value-type="string">
            <text:p>Activity Name</text:p>
          </table:table-cell>
          <table:table-cell table:style-name="ce39" office:value-type="string" calcext:value-type="string">
            <text:p>Component</text:p>
          </table:table-cell>
          <table:table-cell table:style-name="ce39" office:value-type="string" calcext:value-type="string">
            <text:p>All Components</text:p>
          </table:table-cell>
          <table:table-cell table:style-name="ce39" office:value-type="string" calcext:value-type="string">
            <text:p>Version Name</text:p>
          </table:table-cell>
          <table:table-cell table:style-name="ce39" office:value-type="string" calcext:value-type="string">
            <text:p>Issue Type</text:p>
          </table:table-cell>
          <table:table-cell table:style-name="ce39" office:value-type="string" calcext:value-type="string">
            <text:p>Issue Status</text:p>
          </table:table-cell>
          <table:table-cell table:style-name="ce39" office:value-type="string" calcext:value-type="string">
            <text:p>Project Key</text:p>
          </table:table-cell>
          <table:table-cell table:style-name="ce39" office:value-type="string" calcext:value-type="string">
            <text:p>Project Name</text:p>
          </table:table-cell>
          <table:table-cell table:style-name="ce39" office:value-type="string" calcext:value-type="string">
            <text:p>Epic</text:p>
          </table:table-cell>
          <table:table-cell table:style-name="ce39" office:value-type="string" calcext:value-type="string">
            <text:p>Epic Link</text:p>
          </table:table-cell>
          <table:table-cell table:style-name="ce39" office:value-type="string" calcext:value-type="string">
            <text:p>Work Description</text:p>
          </table:table-cell>
          <table:table-cell table:style-name="ce39" office:value-type="string" calcext:value-type="string">
            <text:p>Parent Key</text:p>
          </table:table-cell>
          <table:table-cell table:style-name="ce39" office:value-type="string" calcext:value-type="string">
            <text:p>Reporter</text:p>
          </table:table-cell>
          <table:table-cell table:style-name="ce39" office:value-type="string" calcext:value-type="string">
            <text:p>External Hours</text:p>
          </table:table-cell>
          <table:table-cell table:style-name="ce39" office:value-type="string" calcext:value-type="string">
            <text:p>Billed Hours</text:p>
          </table:table-cell>
          <table:table-cell table:style-name="ce39" office:value-type="string" calcext:value-type="string">
            <text:p>Issue Original Estimate</text:p>
          </table:table-cell>
          <table:table-cell table:style-name="ce39" office:value-type="string" calcext:value-type="string">
            <text:p>Issue Remaining Estimate</text:p>
          </table:table-cell>
          <table:table-cell table:style-name="ce39" office:value-type="string" calcext:value-type="string">
            <text:p>Sprint</text:p>
          </table:table-cell>
          <table:table-cell table:style-name="Default" office:value-type="string" calcext:value-type="string">
            <text:p>Esprint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1</text:p>
          </table:table-cell>
          <table:table-cell office:value-type="string" calcext:value-type="string">
            <text:p>Make sure no TLS warnings are shown in the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27" calcext:value-type="date">
            <text:p>2018-6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2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5</text:p>
          </table:table-cell>
          <table:table-cell office:value-type="string" calcext:value-type="string">
            <text:p>Conduct oral exam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27" calcext:value-type="date">
            <text:p>2018-6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XMPP-Grid Broker</text:p>
          </table:table-cell>
          <table:table-cell table:number-columns-repeated="2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3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5</text:p>
          </table:table-cell>
          <table:table-cell office:value-type="string" calcext:value-type="string">
            <text:p>Conduct oral exam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27" calcext:value-type="date">
            <text:p>2018-6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XMPP-Grid Broker</text:p>
          </table:table-cell>
          <table:table-cell table:number-columns-repeated="2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4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2</text:p>
          </table:table-cell>
          <table:table-cell office:value-type="string" calcext:value-type="string">
            <text:p>Prepare Final Presentation</text:p>
          </table:table-cell>
          <table:table-cell office:value-type="float" office:value="8" calcext:value-type="float">
            <text:p>8</text:p>
          </table:table-cell>
          <table:table-cell office:value-type="date" office:date-value="2018-06-26" calcext:value-type="date">
            <text:p>2018-6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5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2</text:p>
          </table:table-cell>
          <table:table-cell office:value-type="string" calcext:value-type="string">
            <text:p>Prepare Final Presentation</text:p>
          </table:table-cell>
          <table:table-cell office:value-type="float" office:value="8" calcext:value-type="float">
            <text:p>8</text:p>
          </table:table-cell>
          <table:table-cell office:value-type="date" office:date-value="2018-06-25" calcext:value-type="date">
            <text:p>2018-6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6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2</text:p>
          </table:table-cell>
          <table:table-cell office:value-type="string" calcext:value-type="string">
            <text:p>Prepare Final Presentation</text:p>
          </table:table-cell>
          <table:table-cell office:value-type="float" office:value="8" calcext:value-type="float">
            <text:p>8</text:p>
          </table:table-cell>
          <table:table-cell office:value-type="date" office:date-value="2018-06-26" calcext:value-type="date">
            <text:p>2018-6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7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2</text:p>
          </table:table-cell>
          <table:table-cell office:value-type="string" calcext:value-type="string">
            <text:p>Prepare Final Presentation</text:p>
          </table:table-cell>
          <table:table-cell office:value-type="float" office:value="8" calcext:value-type="float">
            <text:p>8</text:p>
          </table:table-cell>
          <table:table-cell office:value-type="date" office:date-value="2018-06-25" calcext:value-type="date">
            <text:p>2018-6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8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6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11" calcext:value-type="date">
            <text:p>2018-6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9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6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8" calcext:value-type="float">
            <text:p>8</text:p>
          </table:table-cell>
          <table:table-cell office:value-type="date" office:date-value="2018-06-12" calcext:value-type="date">
            <text:p>2018-6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0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6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13" calcext:value-type="date">
            <text:p>2018-6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1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1</text:p>
          </table:table-cell>
          <table:table-cell office:value-type="string" calcext:value-type="string">
            <text:p>Calculate LoC and replace XXX values in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13" calcext:value-type="date">
            <text:p>2018-6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2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6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8.5" calcext:value-type="float">
            <text:p>8.5</text:p>
          </table:table-cell>
          <table:table-cell office:value-type="date" office:date-value="2018-06-12" calcext:value-type="date">
            <text:p>2018-6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3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4</text:p>
          </table:table-cell>
          <table:table-cell office:value-type="string" calcext:value-type="string">
            <text:p>Improve e2e tests with high latenc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12" calcext:value-type="date">
            <text:p>2018-6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4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6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12" calcext:value-type="date">
            <text:p>2018-6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5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4</text:p>
          </table:table-cell>
          <table:table-cell office:value-type="string" calcext:value-type="string">
            <text:p>Improve e2e tests with high latency</text:p>
          </table:table-cell>
          <table:table-cell office:value-type="float" office:value="9" calcext:value-type="float">
            <text:p>9</text:p>
          </table:table-cell>
          <table:table-cell office:value-type="date" office:date-value="2018-06-11" calcext:value-type="date">
            <text:p>2018-6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6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2</text:p>
          </table:table-cell>
          <table:table-cell office:value-type="string" calcext:value-type="string">
            <text:p>Prepare Final Presentation</text:p>
          </table:table-cell>
          <table:table-cell office:value-type="float" office:value="7.5" calcext:value-type="float">
            <text:p>7.5</text:p>
          </table:table-cell>
          <table:table-cell office:value-type="date" office:date-value="2018-06-11" calcext:value-type="date">
            <text:p>2018-6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table:formula="of:=VLOOKUP([.AD17];[sprint_alias.$A$2:.$B$25];2;0)" office:value-type="string" office:string-value="Sprint Presentation" calcext:value-type="string">
            <text:p>Sprint Presentation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1</text:p>
          </table:table-cell>
          <table:table-cell office:value-type="string" calcext:value-type="string">
            <text:p>Hand in docum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11" calcext:value-type="date">
            <text:p>2018-6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8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3</text:p>
          </table:table-cell>
          <table:table-cell office:value-type="string" calcext:value-type="string">
            <text:p>Time account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11" calcext:value-type="date">
            <text:p>2018-6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19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3</text:p>
          </table:table-cell>
          <table:table-cell office:value-type="string" calcext:value-type="string">
            <text:p>Time accounting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0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4</text:p>
          </table:table-cell>
          <table:table-cell office:value-type="string" calcext:value-type="string">
            <text:p>Evaluate Upgrade to Angular6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1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7</text:p>
          </table:table-cell>
          <table:table-cell office:value-type="string" calcext:value-type="string">
            <text:p>Test and improve TLS/HTTP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2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0</text:p>
          </table:table-cell>
          <table:table-cell office:value-type="string" calcext:value-type="string">
            <text:p>Abstract in DAB-Too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3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4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5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0</text:p>
          </table:table-cell>
          <table:table-cell office:value-type="string" calcext:value-type="string">
            <text:p>Abstract in DAB-Tool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6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7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8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29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0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1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2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3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4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5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6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7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8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39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0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1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2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3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4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5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6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7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8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49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50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table:formula="of:=VLOOKUP([.AD51];[sprint_alias.$A$2:.$B$25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2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3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4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5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6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7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8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9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0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1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2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3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4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5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6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7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8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9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0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1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2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3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4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5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6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7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8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9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0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1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2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3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4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1</text:p>
          </table:table-cell>
          <table:table-cell office:value-type="string" calcext:value-type="string">
            <text:p>Document why our dev setup uses bosh (openfire limitations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5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6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7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2" calcext:value-type="date">
            <text:p>2018-6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8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</text:p>
          </table:table-cell>
          <table:table-cell office:value-type="string" calcext:value-type="string">
            <text:p>Infrastructure Updates Sprint 1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9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0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1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2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3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etup Suppor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4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5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5" calcext:value-type="float">
            <text:p>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6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7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8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9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0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1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2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3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4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5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impor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6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7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8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9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10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11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12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: complexity tool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13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14];[sprint_alias.$A$2:.$B$25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5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6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7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8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9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0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1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2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3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4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5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26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, 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7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8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, 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9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0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1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2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3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4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5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6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, 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7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8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39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, 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0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1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2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3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4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e2e tes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5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0</text:p>
          </table:table-cell>
          <table:table-cell office:value-type="string" calcext:value-type="string">
            <text:p>Refactor Links to always use the Navigation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47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8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9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50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51];[sprint_alias.$A$2:.$B$25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2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, 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53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4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5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6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7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8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9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1</text:p>
          </table:table-cell>
          <table:table-cell office:value-type="string" calcext:value-type="string">
            <text:p>Unsubscribe Consum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0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2</text:p>
          </table:table-cell>
          <table:table-cell office:value-type="string" calcext:value-type="string">
            <text:p>Subscribe Consumer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1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2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3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4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6</text:p>
          </table:table-cell>
          <table:table-cell office:value-type="string" calcext:value-type="string">
            <text:p>Submit final parts of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5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6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7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8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69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0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1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2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3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4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5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6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8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79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80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81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82];[sprint_alias.$A$2:.$B$25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3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and Fix certificate error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4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5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6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6.5" calcext:value-type="float">
            <text:p>6.5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8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9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0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1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2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3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4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5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6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4</text:p>
          </table:table-cell>
          <table:table-cell office:value-type="string" calcext:value-type="string">
            <text:p>Filter Persisted Item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8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99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0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1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begin with <text:s/>service method implement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2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3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make it paralle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4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0</text:p>
          </table:table-cell>
          <table:table-cell office:value-type="string" calcext:value-type="string">
            <text:p>Add specialized "Danger Zone" fields for conversion (Topic to coll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5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6];[sprint_alias.$A$2:.$B$25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8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9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0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1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failing Travis buil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2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3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4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5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6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8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9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0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1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2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3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4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5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6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8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29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0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1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2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PR &amp; integrate i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3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4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5" calcext:value-type="float">
            <text:p>5</text:p>
          </table:table-cell>
          <table:table-cell office:value-type="date" office:date-value="2018-05-03" calcext:value-type="date">
            <text:p>2018-5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5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6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8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39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0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1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</text:p>
          </table:table-cell>
          <table:table-cell office:value-type="string" calcext:value-type="string">
            <text:p>Infrastructure Updates Sprint 10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2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3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4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5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6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7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48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9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50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51];[sprint_alias.$A$2:.$B$25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2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3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4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3.5" calcext:value-type="float">
            <text:p>3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5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6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7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8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Create release and inform Prof. Steffe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9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0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1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2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3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4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2</text:p>
          </table:table-cell>
          <table:table-cell office:value-type="string" calcext:value-type="string">
            <text:p>Investigate CSP error in chrom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5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6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7" calcext:value-type="date">
            <text:p>2018-4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7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est configuration and add deploy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8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9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0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1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2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3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Implement Feedback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4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Tes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5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TOD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6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7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8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7.5" calcext:value-type="float">
            <text:p>7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79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4" calcext:value-type="float">
            <text:p>4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0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1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2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3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4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5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6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7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9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8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9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9];[sprint_alias.$A$2:.$B$25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90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1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2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3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4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5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6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</text:p>
          </table:table-cell>
          <table:table-cell office:value-type="string" calcext:value-type="string">
            <text:p>Infrastructure Updates Sprint 8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0" calcext:value-type="date">
            <text:p>2018-4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7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8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9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00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01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02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extend promise stuctur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3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4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5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45" calcext:value-type="float">
            <text:p>0.4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6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write stuff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7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8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09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310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11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12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3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4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5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16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17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18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9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20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321];[sprint_alias.$A$2:.$B$25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2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3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4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5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6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7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8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9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0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1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2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3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4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5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6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, 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7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8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, 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9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0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1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2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3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2" calcext:value-type="date">
            <text:p>2018-4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4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5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6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5</text:p>
          </table:table-cell>
          <table:table-cell office:value-type="string" calcext:value-type="string">
            <text:p>Analyze XMPP Data Form Fields and Provide UI-Mockups for each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7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8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49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50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51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52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3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Feedback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4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5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lann next Spri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56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Mai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57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out basic implementatio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8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9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60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61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2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63];[sprint_alias.$A$2:.$B$25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4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5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6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7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8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9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0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1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2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3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4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5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6</text:p>
          </table:table-cell>
          <table:table-cell office:value-type="string" calcext:value-type="string">
            <text:p>Set up NGINX to proxy openfire BOSH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6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7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5</text:p>
          </table:table-cell>
          <table:table-cell office:value-type="string" calcext:value-type="string">
            <text:p>Add Co-Examiner to first submission document page &amp; move task descrip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8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8" calcext:value-type="date">
            <text:p>2018-3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79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2</text:p>
          </table:table-cell>
          <table:table-cell office:value-type="string" calcext:value-type="string">
            <text:p>Infrastructure Updates Sprint 6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80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81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82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2</text:p>
          </table:table-cell>
          <table:table-cell office:value-type="string" calcext:value-type="string">
            <text:p>Understand Angular Observabl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83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84];[sprint_alias.$A$2:.$B$25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5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6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7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8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8</text:p>
          </table:table-cell>
          <table:table-cell office:value-type="string" calcext:value-type="string">
            <text:p>Analyse XMPP Server XSRF attack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9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8</text:p>
          </table:table-cell>
          <table:table-cell office:value-type="string" calcext:value-type="string">
            <text:p>Framework Decision: XMPP Framework</text:p>
          </table:table-cell>
          <table:table-cell office:value-type="float" office:value="8" calcext:value-type="float">
            <text:p>8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0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1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2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3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4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5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6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7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8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5" calcext:value-type="float">
            <text:p>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9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0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1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2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3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4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5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6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7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1" calcext:value-type="date">
            <text:p>2018-3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8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09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10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1</text:p>
          </table:table-cell>
          <table:table-cell office:value-type="string" calcext:value-type="string">
            <text:p>Attach Signed Task Description to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11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12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13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4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5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6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417];[sprint_alias.$A$2:.$B$25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8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9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0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1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2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3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4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8" calcext:value-type="date">
            <text:p>2018-3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5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6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1</text:p>
          </table:table-cell>
          <table:table-cell office:value-type="string" calcext:value-type="string">
            <text:p>Infrastructure Updates Sprint 4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7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8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9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0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4" calcext:value-type="float">
            <text:p>4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1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2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3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4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5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6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7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8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39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40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41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42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43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44];[sprint_alias.$A$2:.$B$25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5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6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5</text:p>
          </table:table-cell>
          <table:table-cell office:value-type="string" calcext:value-type="string">
            <text:p>Create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7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8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9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0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1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2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3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4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5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6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7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8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T10:57:00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9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state manage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0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1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2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3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4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5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6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7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8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9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0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1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2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3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4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5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6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7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8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9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0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1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ion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2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3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4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5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6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7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8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9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0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1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2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3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print plann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4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5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6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7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8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99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0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Improve languag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1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2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3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4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505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6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507];[sprint_alias.$A$2:.$B$25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8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9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0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1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2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3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4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5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6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7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nish up &amp; rebas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8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9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0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build wireframes with vue - without success :(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1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8" calcext:value-type="date">
            <text:p>2018-2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2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3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4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5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6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7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8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9</text:p>
          </table:table-cell>
          <table:table-cell office:value-type="string" calcext:value-type="string">
            <text:p>Clearify Documen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29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0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1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2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3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4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5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Read term definitions in standard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6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Organise Balsamiq accou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7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8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39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0</text:p>
          </table:table-cell>
          <table:table-cell office:value-type="string" calcext:value-type="string">
            <text:p>Infrastructure Updates Sprint 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40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1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42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43];[sprint_alias.$A$2:.$B$25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4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Typos / Resulting correction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5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6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7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T13:13:00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8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9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0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1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2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3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5" calcext:value-type="date">
            <text:p>2018-2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4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5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6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7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8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9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0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1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2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3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4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5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6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7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8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69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oubleshoo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0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1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2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gest standar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3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4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20T14:44:0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5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6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7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9</text:p>
          </table:table-cell>
          <table:table-cell office:value-type="string" calcext:value-type="string">
            <text:p>Installation Backup Serv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8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79];[sprint_alias.$A$2:.$B$25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0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1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2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3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4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5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86];[sprint_alias.$A$2:.$B$25];2;0)" office:value-type="string" office:string-value="Sprint  0" calcext:value-type="string">
            <text:p>Sprint <text:s/>0</text:p>
          </table:table-cell>
          <table:table-cell table:number-columns-repeated="993"/>
        </table:table-row>
      </table:table>
      <table:table table:name="time_per_sprint_per_person" table:style-name="ta1">
        <table:shapes>
          <draw:frame draw:z-index="0" draw:style-name="gr1" draw:text-style-name="P1" svg:width="159.99mm" svg:height="89.99mm" svg:x="99.01mm" svg:y="0mm">
            <draw:object draw:notify-on-update-of-ranges="time_per_sprint_per_person.B18:time_per_sprint_per_person.B34 time_per_sprint_per_person.C1:time_per_sprint_per_person.C1 time_per_sprint_per_person.C2:time_per_sprint_per_person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00.58mm" svg:y="92.23mm">
            <draw:object draw:notify-on-update-of-ranges="time_per_sprint_per_person.B18:time_per_sprint_per_person.B34 time_per_sprint_per_person.C18:time_per_sprint_per_person.C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23"/>
        <table:table-column table:style-name="co2" table:default-cell-style-name="ce48"/>
        <table:table-column table:style-name="co2" table:default-cell-style-name="ce27"/>
        <table:table-row table:style-name="ro2">
          <table:table-cell table:style-name="ce19" office:value-type="string" calcext:value-type="string">
            <text:p>Full name</text:p>
          </table:table-cell>
          <table:table-cell table:style-name="ce46" office:value-type="string" calcext:value-type="string">
            <text:p>Esprint</text:p>
          </table:table-cell>
          <table:table-cell table:style-name="ce25" office:value-type="string" calcext:value-type="string">
            <text:p>Sum - Hours</text:p>
          </table:table-cell>
        </table:table-row>
        <table:table-row table:style-name="ro2">
          <table:table-cell table:style-name="ce21" office:value-type="string" calcext:value-type="string">
            <text:p>Fabian Hauser</text:p>
          </table:table-cell>
          <table:table-cell table:style-name="ce47" office:value-type="string" calcext:value-type="string">
            <text:p>Sprint <text:s/>1</text:p>
          </table:table-cell>
          <table:table-cell table:style-name="ce26" office:value-type="float" office:value="6.25" calcext:value-type="float">
            <text:p>6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2">
          <table:table-cell/>
          <table:table-cell office:value-type="string" calcext:value-type="string">
            <text:p>Sprint 15</text:p>
          </table:table-cell>
          <table:table-cell office:value-type="float" office:value="38.5" calcext:value-type="float">
            <text:p>38.5</text:p>
          </table:table-cell>
        </table:table-row>
        <table:table-row table:style-name="ro2">
          <table:table-cell table:style-name="ce44"/>
          <table:table-cell table:style-name="ce49" office:value-type="string" calcext:value-type="string">
            <text:p>Sprint Presentation</text:p>
          </table:table-cell>
          <table:table-cell table:style-name="ce28" office:value-type="float" office:value="20.5" calcext:value-type="float">
            <text:p>20.5</text:p>
          </table:table-cell>
        </table:table-row>
        <table:table-row table:style-name="ro2">
          <table:table-cell table:style-name="ce21" office:value-type="string" calcext:value-type="string">
            <text:p>Raphael Zimmermann</text:p>
          </table:table-cell>
          <table:table-cell table:style-name="ce47" office:value-type="string" calcext:value-type="string">
            <text:p>Sprint <text:s/>1</text:p>
          </table:table-cell>
          <table:table-cell table:style-name="ce26" office:value-type="float" office:value="10.5" calcext:value-type="float">
            <text:p>10.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string" calcext:value-type="string">
            <text:p>Sprint 15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2">
          <table:table-cell table:style-name="ce44"/>
          <table:table-cell table:style-name="ce49" office:value-type="string" calcext:value-type="string">
            <text:p>Sprint Presentation</text:p>
          </table:table-cell>
          <table:table-cell table:style-name="ce28" office:value-type="float" office:value="27.5" calcext:value-type="float">
            <text:p>27.5</text:p>
          </table:table-cell>
        </table:table-row>
        <table:table-row table:style-name="ro2">
          <table:table-cell table:style-name="ce45" office:value-type="string" calcext:value-type="string">
            <text:p>Total Result</text:p>
          </table:table-cell>
          <table:table-cell table:style-name="ce50"/>
          <table:table-cell table:style-name="ce29" office:value-type="float" office:value="740.7" calcext:value-type="float">
            <text:p>740.7</text:p>
          </table:table-cell>
        </table:table-row>
      </table:table>
      <table:table table:name="sprint_alias" table:style-name="ta1">
        <table:table-column table:style-name="co7" table:default-cell-style-name="ce10"/>
        <table:table-column table:style-name="co2" table:default-cell-style-name="Default"/>
        <table:table-row table:style-name="ro2">
          <table:table-cell table:style-name="ce37" office:value-type="string" calcext:value-type="string">
            <text:p>Full Key</text:p>
          </table:table-cell>
          <table:table-cell table:style-name="ce37" office:value-type="string" calcext:value-type="string">
            <text:p>Sprint Name</text:p>
          </table:table-cell>
        </table:table-row>
        <table:table-row table:style-name="ro2">
          <table:table-cell office:value-type="string" calcext:value-type="string">
            <text:p>[com.atlassian.greenhopper.service.sprint.Sprint@75eeb643[id=39,rapidViewId=7,state=CLOSED,name=Sprint 0,startDate=2018-02-19T11:31:02.790+01:00,endDate=2018-02-20T14:00:00.000+01:00,completeDate=2018-02-20T10:36:58.133+01:00,sequence=39,goal=Kickoff]]</text:p>
          </table:table-cell>
          <table:table-cell office:value-type="string" calcext:value-type="string">
            <text:p>Sprint <text:s/>0</text:p>
          </table:table-cell>
        </table:table-row>
        <table:table-row table:style-name="ro2">
          <table:table-cell office:value-type="string" calcext:value-type="string">
            <text:p>[com.atlassian.greenhopper.service.sprint.Sprint@c20444c[id=40,rapidViewId=7,state=CLOSED,name=Sprint 1,startDate=2018-02-20T10:51:12.623+01:00,endDate=2018-02-27T20:40:00.000+01:00,completeDate=2018-02-27T08:33:41.208+01:00,sequence=40,goal=&lt;null&gt;]]</text:p>
          </table:table-cell>
          <table:table-cell office:value-type="string" calcext:value-type="string">
            <text:p>Sprint <text:s/>1</text:p>
          </table:table-cell>
        </table:table-row>
        <table:table-row table:style-name="ro2">
          <table:table-cell office:value-type="string" calcext:value-type="string">
            <text:p>[com.atlassian.greenhopper.service.sprint.Sprint@4cb1be58[id=41,rapidViewId=7,state=CLOSED,name=Sprint 2,startDate=2018-02-27T09:32:08.779+01:00,endDate=2018-03-06T12:00:00.000+01:00,completeDate=2018-03-06T10:20:00.506+01:00,sequence=41,goal=]]</text:p>
          </table:table-cell>
          <table:table-cell office:value-type="string" calcext:value-type="string">
            <text:p>Sprint <text:s/>2</text:p>
          </table:table-cell>
        </table:table-row>
        <table:table-row table:style-name="ro2">
          <table:table-cell office:value-type="string" calcext:value-type="string">
            <text:p>[com.atlassian.greenhopper.service.sprint.Sprint@781e9ecb[id=42,rapidViewId=7,state=CLOSED,name=Sprint 3,startDate=2018-03-06T10:21:16.380+01:00,endDate=2018-03-13T14:00:00.000+01:00,completeDate=2018-03-13T10:42:42.824+01:00,sequence=42,goal=]]</text:p>
          </table:table-cell>
          <table:table-cell office:value-type="string" calcext:value-type="string">
            <text:p>Sprint <text:s/>3</text:p>
          </table:table-cell>
        </table:table-row>
        <table:table-row table:style-name="ro2"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, 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4015e9fb[id=43,rapidViewId=7,state=CLOSED,name=Sprint 4,startDate=2018-03-13T10:44:37.350+01:00,endDate=2018-03-20T14:22:00.000+01:00,completeDate=2018-03-20T14:11:01.403+01:00,sequence=43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7ff2f569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5</text:p>
          </table:table-cell>
        </table:table-row>
        <table:table-row table:style-name="ro2"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, 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9098e23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354adb64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7</text:p>
          </table:table-cell>
        </table:table-row>
        <table:table-row table:style-name="ro2">
          <table:table-cell table:style-name="ce9"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, 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11caf5f4[id=47,rapidViewId=7,state=CLOSED,name=Sprint 8,startDate=2018-04-19T13:18:51.279+02:00,endDate=2018-04-26T16:43:00.000+02:00,completeDate=2018-04-24T15:21:07.763+02:00,sequence=47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47c73441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9</text:p>
          </table:table-cell>
        </table:table-row>
        <table:table-row table:style-name="ro2"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, 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2544ea80[id=49,rapidViewId=7,state=CLOSED,name=Sprint 10,startDate=2018-05-01T23:52:23.282+02:00,endDate=2018-05-08T10:00:00.000+02:00,completeDate=2018-05-08T14:00:32.223+02:00,sequence=49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1575a924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1</text:p>
          </table:table-cell>
        </table:table-row>
        <table:table-row table:style-name="ro2"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, 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140e5914[id=51,rapidViewId=7,state=CLOSED,name=Sprint 12,startDate=2018-05-15T14:09:53.216+02:00,endDate=2018-05-22T10:00:00.000+02:00,completeDate=2018-05-22T12:34:00.235+02:00,sequence=51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, 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4886c75a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727abad1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4</text:p>
          </table:table-cell>
        </table:table-row>
        <table:table-row table:style-name="ro2">
          <table:table-cell office:value-type="string" calcext:value-type="string">
            <text:p>[com.atlassian.greenhopper.service.sprint.Sprint@ff82ee9[id=68,rapidViewId=7,state=ACTIVE,name=Sprint 15,startDate=2018-06-06T11:25:13.055+02:00,endDate=2018-06-12T10:00:00.000+02:00,completeDate=&lt;null&gt;,sequence=68,goal=]]</text:p>
          </table:table-cell>
          <table:table-cell office:value-type="string" calcext:value-type="string">
            <text:p>Sprint 15</text:p>
          </table:table-cell>
        </table:table-row>
        <table:table-row table:style-name="ro2">
          <table:table-cell office:value-type="string" calcext:value-type="string">
            <text:p>[com.atlassian.greenhopper.service.sprint.Sprint@78b8dc53[id=72,rapidViewId=7,state=FUTURE,name=Presentation Sprint,startDate=&lt;null&gt;,endDate=&lt;null&gt;,completeDate=&lt;null&gt;,sequence=72,goal=&lt;null&gt;]]</text:p>
          </table:table-cell>
          <table:table-cell office:value-type="string" calcext:value-type="string">
            <text:p>Sprint Presentation</text:p>
          </table:table-cell>
        </table:table-row>
      </table:table>
      <table:named-expressions>
        <table:named-range table:name="hours_planned" table:base-cell-address="$Report.$B$6" table:cell-range-address="$Report.$B$6"/>
        <table:named-expression table:name="sprint_average" table:base-cell-address="$sprint_alias.$B$21" table:expression="#REF!"/>
        <table:named-expression table:name="weekly_average" table:base-cell-address="$sprint_alias.$B$21" table:expression="#REF!"/>
        <table:named-range table:name="worklogs" table:base-cell-address="$worklogs.$A$7" table:cell-range-address="$worklogs.$A$1:.$AMJ$1048576"/>
      </table:named-expressions>
      <table:database-ranges>
        <table:database-range table:name="__Anonymous_Sheet_DB__4" table:target-range-address="worklogs.A1:worklogs.AE586" table:display-filter-buttons="true" table:orientation="column"/>
        <table:database-range table:name="__Anonymous_Sheet_DB__6" table:target-range-address="sprint_alias.A1:sprint_alias.B25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pivot_components.A1:pivot_components.B9" table:buttons="pivot_components.A1" table:show-filter-button="false" table:drill-down-on-double-click="false">
          <table:source-cell-range table:name="worklogs" table:cell-range-address="worklogs.A1:worklogs.AMJ1048576"/>
          <table:data-pilot-field table:source-field-name="Component" table:orientation="row" table:used-hierarchy="0" table:function="auto">
            <table:data-pilot-level table:show-empty="false" calcext:repeat-item-labels="false">
              <table:data-pilot-members>
                <table:data-pilot-member table:name="Final Submission Document" table:display="true" table:show-details="true"/>
                <table:data-pilot-member table:name="Management" table:display="true" table:show-details="true"/>
                <table:data-pilot-member table:name="Project Plan" table:display="true" table:show-details="true"/>
                <table:data-pilot-member table:name="" table:display="true" table:show-details="true"/>
                <table:data-pilot-member table:name="Application" table:display="true" table:show-details="true"/>
                <table:data-pilot-member table:name="Presentation" table:display="true" table:show-details="true"/>
                <table:data-pilot-member table:name="Pos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  <table:data-pilot-member table:name="0.4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users.A1:pivot_users.B5" table:buttons="pivot_user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Raphael Zimmermann" table:display="true" table:show-details="true"/>
                <table:data-pilot-member table:name="" table:display="true" table:show-details="true"/>
                <table:data-pilot-member table:name="Fabian Hau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  <table:data-pilot-member table:name="0.4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ivot_sprints.A1:pivot_sprints.B18" table:buttons="pivot_sprints.A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10" table:display="true" table:show-details="true"/>
                <table:data-pilot-member table:name="Sprint 13" table:display="true" table:show-details="true"/>
                <table:data-pilot-member table:name="Sprint  1" table:display="true" table:show-details="true"/>
                <table:data-pilot-member table:name="Sprint  2" table:display="true" table:show-details="true"/>
                <table:data-pilot-member table:name="Sprint  3" table:display="true" table:show-details="true"/>
                <table:data-pilot-member table:name="Sprint  4" table:display="true" table:show-details="true"/>
                <table:data-pilot-member table:name="Sprint  5" table:display="true" table:show-details="true"/>
                <table:data-pilot-member table:name="Sprint  6" table:display="true" table:show-details="true"/>
                <table:data-pilot-member table:name="Sprint  7" table:display="true" table:show-details="true"/>
                <table:data-pilot-member table:name="Sprint  8" table:display="true" table:show-details="true"/>
                <table:data-pilot-member table:name="Sprint  9" table:display="true" table:show-details="true"/>
                <table:data-pilot-member table:name="Sprint 11" table:display="true" table:show-details="true"/>
                <table:data-pilot-member table:name="Sprint 12" table:display="true" table:show-details="true"/>
                <table:data-pilot-member table:name="Sprint 14" table:display="true" table:show-details="true"/>
                <table:data-pilot-member table:name="Sprint 15" table:display="true" table:show-details="true"/>
                <table:data-pilot-member table:name="Sprint Present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time_per_sprint_per_person.A1:time_per_sprint_per_person.C34" table:buttons="time_per_sprint_per_person.A1 time_per_sprint_per_person.B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Fabian Hauser" table:display="true" table:show-details="true"/>
                <table:data-pilot-member table:name="Raphael Zimmerman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 1" table:display="true" table:show-details="true"/>
                <table:data-pilot-member table:name="Sprint  2" table:display="true" table:show-details="true"/>
                <table:data-pilot-member table:name="Sprint  3" table:display="true" table:show-details="true"/>
                <table:data-pilot-member table:name="Sprint  4" table:display="true" table:show-details="true"/>
                <table:data-pilot-member table:name="Sprint  5" table:display="true" table:show-details="true"/>
                <table:data-pilot-member table:name="Sprint  6" table:display="true" table:show-details="true"/>
                <table:data-pilot-member table:name="Sprint  7" table:display="true" table:show-details="true"/>
                <table:data-pilot-member table:name="Sprint  8" table:display="true" table:show-details="true"/>
                <table:data-pilot-member table:name="Sprint  9" table:display="true" table:show-details="true"/>
                <table:data-pilot-member table:name="Sprint 10" table:display="true" table:show-details="true"/>
                <table:data-pilot-member table:name="Sprint 11" table:display="true" table:show-details="true"/>
                <table:data-pilot-member table:name="Sprint 12" table:display="true" table:show-details="true"/>
                <table:data-pilot-member table:name="Sprint 13" table:display="true" table:show-details="true"/>
                <table:data-pilot-member table:name="Sprint 14" table:display="true" table:show-details="true"/>
                <table:data-pilot-member table:name="Sprint 15" table:display="true" table:show-details="true"/>
                <table:data-pilot-member table:name="Sprint Present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-</number:text>
      <number:month/>
      <number:text>-</number:text>
      <number:day/>
    </number:date-style>
    <number:number-style style:name="N138">
      <number:number number:decimal-places="2" loext:min-decimal-places="2" number:min-integer-digits="1" number:grouping="true"/>
      <number:text> h</number:text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10mm" fo:margin-bottom="10mm" fo:margin-left="30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 style:data-style-name="N2" text:time-value="11:01:11.566057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34.503750754</meta:creation-date>
    <meta:generator>LibreOffice/6.0.4.2$Linux_X86_64 LibreOffice_project/00m0$Build-2</meta:generator>
    <dc:date>2018-06-13T11:18:02.036587693</dc:date>
    <meta:editing-duration>PT3H38M49S</meta:editing-duration>
    <meta:editing-cycles>52</meta:editing-cycles>
    <dc:creator>Raphael Zimmermann</dc:creator>
    <meta:document-statistic meta:table-count="7" meta:cell-count="142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2" loext:min-decimal-places="2" number:min-integer-digits="1" number:grouping="true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loext:label-stroke-color="#3465a4" chart:link-data-style-to-source="true" chart:data-label-number="value" chart:data-label-text="false" chart:data-label-symbol="false" chart:label-position="outside" style:rotation-angle="90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label-position="near-origin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83cm" svg:height="12.977cm" xlink:href=".." xlink:type="simple" chart:class="chart:bar" chart:style-name="ch1">
        <chart:legend chart:legend-position="bottom" svg:x="5.921cm" svg:y="12.376cm" style:legend-expansion="wide" chart:style-name="ch2"/>
        <chart:plot-area chart:style-name="ch3" table:cell-range-address="pivot_sprints.A2:pivot_sprints.C17" chart:data-source-has-labels="both" svg:x="0.583cm" svg:y="0.048cm" svg:width="13.494cm" svg:height="12.443cm">
          <chartooo:coordinate-region svg:x="1.217cm" svg:y="0.248cm" svg:width="12.86cm" svg:height="9.038cm"/>
          <chart:axis chart:dimension="x" chart:name="primary-x" chart:style-name="ch4" chartooo:axis-type="auto">
            <chartooo:date-scale/>
            <chart:categories table:cell-range-address="pivot_sprints.A2:pivot_sprints.A17"/>
          </chart:axis>
          <chart:axis chart:dimension="y" chart:name="primary-y" chart:style-name="ch5">
            <chart:title svg:x="0cm" svg:y="7.165cm" chart:style-name="ch6">
              <text:p>hours spent</text:p>
            </chart:title>
            <chart:grid chart:style-name="ch7" chart:class="major"/>
          </chart:axis>
          <chart:series chart:style-name="ch8" chart:values-cell-range-address="pivot_sprints.B2:pivot_sprints.B17" loext:label-string="spent" chart:class="chart:bar">
            <chart:data-point chart:repeated="13"/>
            <chart:data-point chart:style-name="ch9"/>
            <chart:data-point chart:repeated="2"/>
          </chart:series>
          <chart:series chart:style-name="ch10" chart:values-cell-range-address="pivot_sprints.C2:pivot_sprints.C17" loext:label-string="estimated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nt</text:p>
              </table:table-cell>
              <table:table-cell office:value-type="string">
                <text:p>estimated</text:p>
              </table:table-cell>
            </table:table-row>
          </table:table-header-rows>
          <table:table-rows>
            <table:table-row>
              <table:table-cell office:value-type="string">
                <text:p>Sprint  1</text:p>
                <draw:g>
                  <svg:desc>pivot_sprints.A2:pivot_sprints.A17</svg:desc>
                </draw:g>
              </table:table-cell>
              <table:table-cell office:value-type="float" office:value="16.75">
                <text:p>16.75</text:p>
                <draw:g>
                  <svg:desc>pivot_sprints.B2:pivot_sprints.B17</svg:desc>
                </draw:g>
              </table:table-cell>
              <table:table-cell office:value-type="float" office:value="NaN">
                <text:p>NaN</text:p>
                <draw:g>
                  <svg:desc>pivot_sprints.C2:pivot_sprints.C17</svg:desc>
                </draw:g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39.75">
                <text:p>39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39.25">
                <text:p>39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44.75">
                <text:p>44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38.5">
                <text:p>3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66.45">
                <text:p>66.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67.25">
                <text:p>67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8.75">
                <text:p>18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43.75">
                <text:p>43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48.5">
                <text:p>4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76.75">
                <text:p>76.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72.25">
                <text:p>72.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print Presentation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2" loext:min-decimal-places="2" number:min-integer-digits="1" number:grouping="true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8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4a0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ad7fa8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08cm" svg:height="8.217cm" xlink:href=".." xlink:type="simple" chart:class="chart:circle" chart:style-name="ch1">
        <chart:legend chart:legend-position="end" svg:x="9.524cm" svg:y="2.558cm" style:legend-expansion="high" chart:style-name="ch2"/>
        <chart:plot-area chart:style-name="ch3" table:cell-range-address="pivot_components.A2:pivot_components.B7" chart:data-source-has-labels="column" svg:x="0.292cm" svg:y="0.164cm" svg:width="8.94cm" svg:height="7.889cm">
          <chartooo:coordinate-region svg:x="1.092cm" svg:y="0.713cm" svg:width="7.34cm" svg:height="7.34cm"/>
          <chart:axis chart:dimension="x" chart:name="primary-x" chart:style-name="ch4" chartooo:axis-type="auto">
            <chartooo:date-scale/>
            <chart:categories table:cell-range-address="pivot_components.A2:pivot_componen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components.B2:pivot_components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</text:p>
                <draw:g>
                  <svg:desc>pivot_components.A2:pivot_components.A7</svg:desc>
                </draw:g>
              </table:table-cell>
              <table:table-cell office:value-type="float" office:value="423">
                <text:p>423</text:p>
                <draw:g>
                  <svg:desc>pivot_components.B2:pivot_components.B7</svg:desc>
                </draw:g>
              </table:table-cell>
            </table:table-row>
            <table:table-row>
              <table:table-cell office:value-type="string">
                <text:p>Final Submission Document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Poster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Presentation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2" loext:min-decimal-places="2" number:min-integer-digits="1" number:grouping="true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8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caf3e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61cm" svg:height="8.133cm" xlink:href=".." xlink:type="simple" chart:class="chart:circle" chart:style-name="ch1">
        <chart:legend chart:legend-position="end" svg:x="10.587cm" svg:y="3.516cm" style:legend-expansion="high" chart:style-name="ch2"/>
        <chart:plot-area chart:style-name="ch3" table:cell-range-address="pivot_users.A2:pivot_users.B3" chart:data-source-has-labels="column" svg:x="0.295cm" svg:y="0.162cm" svg:width="9.997cm" svg:height="7.809cm">
          <chartooo:coordinate-region svg:x="1.389cm" svg:y="0.163cm" svg:width="7.808cm" svg:height="7.808cm"/>
          <chart:axis chart:dimension="x" chart:name="primary-x" chart:style-name="ch4" chartooo:axis-type="auto">
            <chartooo:date-scale/>
            <chart:categories table:cell-range-address="pivot_users.A2:pivot_user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users.B2:pivot_users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bian Hauser</text:p>
                <draw:g>
                  <svg:desc>pivot_users.A2:pivot_users.A3</svg:desc>
                </draw:g>
              </table:table-cell>
              <table:table-cell office:value-type="float" office:value="384.7">
                <text:p>384.7</text:p>
                <draw:g>
                  <svg:desc>pivot_users.B2:pivot_users.B3</svg:desc>
                </draw:g>
              </table:table-cell>
            </table:table-row>
            <table:table-row>
              <table:table-cell office:value-type="string">
                <text:p>Raphael Zimmermann</text:p>
              </table:table-cell>
              <table:table-cell office:value-type="float" office:value="385.25">
                <text:p>385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B34 time_per_sprint_per_person.C1:time_per_sprint_per_person.C17" chart:data-source-has-labels="both" svg:x="0.32cm" svg:y="0.18cm" svg:width="15.36cm" svg:height="8.64cm">
          <chartooo:coordinate-region svg:x="0.954cm" svg:y="0.18cm" svg:width="14.726cm" svg:height="6.925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2:time_per_sprint_per_person.C17" chart:label-cell-address="time_per_sprint_per_person.C1:time_per_sprint_per_person.C1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urs</text:p>
                <draw:g>
                  <svg:desc>time_per_sprint_per_person.C1:time_per_sprint_per_per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7">
                <text:p>7</text:p>
                <draw:g>
                  <svg:desc>time_per_sprint_per_person.C2:time_per_sprint_per_person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C34" chart:data-source-has-labels="column" svg:x="0.32cm" svg:y="0.18cm" svg:width="15.36cm" svg:height="8.64cm">
          <chartooo:coordinate-region svg:x="0.954cm" svg:y="0.18cm" svg:width="14.726cm" svg:height="6.925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18:time_per_sprint_per_person.C34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4.5">
                <text:p>4.5</text:p>
                <draw:g>
                  <svg:desc>time_per_sprint_per_person.C18:time_per_sprint_per_person.C34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